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1" style:font-name-asian="Calibri1" style:font-name-complex="Calibri1"/>
    </style:style>
    <style:style style:name="ce4" style:family="table-cell" style:parent-style-name="Excel_BuiltIn_Hyperlink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FF" style:text-underline-style="solid" style:text-underline-type="single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/>
    <style:style style:name="ce7" style:family="table-cell" style:parent-style-name="Default" style:data-style-name="N3"/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10.00125cm"/>
    </style:style>
    <style:style style:name="co5" style:family="table-column">
      <style:table-column-properties fo:break-before="auto" style:column-width="10.5304166666667cm"/>
    </style:style>
    <style:style style:name="co6" style:family="table-column">
      <style:table-column-properties fo:break-before="auto" style:column-width="9.974791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2" table:default-cell-style-name="ce1"/>
        <table:table-column table:style-name="co6" table:default-cell-style-name="ce1"/>
        <table:table-column table:style-name="co2" table:number-columns-repeated="1013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x (pix)</text:p>
          </table:table-cell>
          <table:table-cell office:value-type="string" table:style-name="ce1">
            <text:p>y (pix)</text:p>
          </table:table-cell>
          <table:table-cell office:value-type="string" table:style-name="ce1">
            <text:p>X (m)</text:p>
          </table:table-cell>
          <table:table-cell office:value-type="string" table:style-name="ce1">
            <text:p>Y (m)</text:p>
          </table:table-cell>
          <table:table-cell office:value-type="string" table:style-name="ce2">
            <text:p>Orientation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Redirect URL</text:p>
          </table:table-cell>
          <table:table-cell office:value-type="string" table:style-name="ce1">
            <text:p>Not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ffice3675</text:p>
          </table:table-cell>
          <table:table-cell office:value-type="float" office:value="574" table:style-name="ce1">
            <text:p>574</text:p>
          </table:table-cell>
          <table:table-cell office:value-type="float" office:value="1014" table:style-name="ce1">
            <text:p>1014</text:p>
          </table:table-cell>
          <table:table-cell office:value-type="float" office:value="18.827200000000001" table:style-name="ce1">
            <text:p>18.8272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75">http://www.cs.rit.edu/~robotlab/Office3675</text:a></text:p>
          </table:table-cell>
          <table:table-cell office:value-type="string" table:style-name="ce2">
            <text:p><text:a xlink:href="http://www.cs.rit.edu/~ta">http://www.cs.rit.edu/~ta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73</text:p>
          </table:table-cell>
          <table:table-cell office:value-type="float" office:value="693" table:style-name="ce1">
            <text:p>693</text:p>
          </table:table-cell>
          <table:table-cell office:value-type="float" office:value="1014" table:style-name="ce1">
            <text:p>1014</text:p>
          </table:table-cell>
          <table:table-cell office:value-type="float" office:value="22.730399999999999" table:style-name="ce1">
            <text:p>22.7304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73">http://www.cs.rit.edu/~robotlab/Office3673</text:a></text:p>
          </table:table-cell>
          <table:table-cell office:value-type="string" table:style-name="ce2">
            <text:p><text:a xlink:href="http://www.cs.rit.edu/~ta">http://www.cs.rit.edu/~ta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71</text:p>
          </table:table-cell>
          <table:table-cell office:value-type="float" office:value="746" table:style-name="ce1">
            <text:p>746</text:p>
          </table:table-cell>
          <table:table-cell office:value-type="float" office:value="1014" table:style-name="ce1">
            <text:p>1014</text:p>
          </table:table-cell>
          <table:table-cell office:value-type="float" office:value="24.468800000000002" table:style-name="ce1">
            <text:p>24.4688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71">http://www.cs.rit.edu/~robotlab/Office3671</text:a></text:p>
          </table:table-cell>
          <table:table-cell office:value-type="string" table:style-name="ce2">
            <text:p><text:a xlink:href="http://www.cs.rit.edu/~ta">http://www.cs.rit.edu/~ta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69</text:p>
          </table:table-cell>
          <table:table-cell office:value-type="float" office:value="829" table:style-name="ce1">
            <text:p>829</text:p>
          </table:table-cell>
          <table:table-cell office:value-type="float" office:value="1014" table:style-name="ce1">
            <text:p>1014</text:p>
          </table:table-cell>
          <table:table-cell office:value-type="float" office:value="27.191199999999998" table:style-name="ce1">
            <text:p>27.1912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69">http://www.cs.rit.edu/~robotlab/Office3669</text:a></text:p>
          </table:table-cell>
          <table:table-cell office:value-type="string" table:style-name="ce3">
            <text:p><text:a xlink:href="http://www.cs.rit.edu/~tmh">http://www.cs.rit.edu/~tmh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9</text:p>
          </table:table-cell>
          <table:table-cell office:value-type="float" office:value="912" table:style-name="ce1">
            <text:p>912</text:p>
          </table:table-cell>
          <table:table-cell office:value-type="float" office:value="1014" table:style-name="ce1">
            <text:p>1014</text:p>
          </table:table-cell>
          <table:table-cell office:value-type="float" office:value="29.913599999999999" table:style-name="ce1">
            <text:p>29.9136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9">http://www.cs.rit.edu/~robotlab/Office3659</text:a></text:p>
          </table:table-cell>
          <table:table-cell office:value-type="string" table:style-name="ce2">
            <text:p><text:a xlink:href="http://www.cs.rit.edu/~jsb">http://www.cs.rit.edu/~jsb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7</text:p>
          </table:table-cell>
          <table:table-cell office:value-type="float" office:value="998" table:style-name="ce1">
            <text:p>998</text:p>
          </table:table-cell>
          <table:table-cell office:value-type="float" office:value="1014" table:style-name="ce1">
            <text:p>1014</text:p>
          </table:table-cell>
          <table:table-cell office:value-type="float" office:value="32.734400000000001" table:style-name="ce1">
            <text:p>32.7344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7">http://www.cs.rit.edu/~robotlab/Office3657</text:a></text:p>
          </table:table-cell>
          <table:table-cell office:value-type="string" table:style-name="ce2">
            <text:p><text:a xlink:href="http://www.cs.rit.edu/~spr">http://www.cs.rit.edu/~spr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5</text:p>
          </table:table-cell>
          <table:table-cell office:value-type="float" office:value="1081" table:style-name="ce1">
            <text:p>1081</text:p>
          </table:table-cell>
          <table:table-cell office:value-type="float" office:value="1014" table:style-name="ce1">
            <text:p>1014</text:p>
          </table:table-cell>
          <table:table-cell office:value-type="float" office:value="35.456800000000001" table:style-name="ce1">
            <text:p>35.4568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5">http://www.cs.rit.edu/~robotlab/Office3655</text:a></text:p>
          </table:table-cell>
          <table:table-cell office:value-type="string" table:style-name="ce2">
            <text:p><text:a xlink:href="http://www.cs.rit.edu/~xl">http://www.cs.rit.edu/~xl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1</text:p>
          </table:table-cell>
          <table:table-cell office:value-type="float" office:value="1166" table:style-name="ce1">
            <text:p>1166</text:p>
          </table:table-cell>
          <table:table-cell office:value-type="float" office:value="1014" table:style-name="ce1">
            <text:p>1014</text:p>
          </table:table-cell>
          <table:table-cell office:value-type="float" office:value="38.244799999999998" table:style-name="ce1">
            <text:p>38.2448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1">http://www.cs.rit.edu/~robotlab/Office3651</text:a></text:p>
          </table:table-cell>
          <table:table-cell office:value-type="string" table:style-name="ce2">
            <text:p><text:a xlink:href="http://www.cs.rit.edu/~zjb">http://www.cs.rit.edu/~zjb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47</text:p>
          </table:table-cell>
          <table:table-cell office:value-type="float" office:value="1250" table:style-name="ce1">
            <text:p>1250</text:p>
          </table:table-cell>
          <table:table-cell office:value-type="float" office:value="1014" table:style-name="ce1">
            <text:p>1014</text:p>
          </table:table-cell>
          <table:table-cell office:value-type="float" office:value="41" table:style-name="ce1">
            <text:p>41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47">http://www.cs.rit.edu/~robotlab/Office3647</text:a></text:p>
          </table:table-cell>
          <table:table-cell office:value-type="string" table:style-name="ce2">
            <text:p><text:a xlink:href="http://www.cs.rit.edu/~rsg">http://www.cs.rit.edu/~rsg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45</text:p>
          </table:table-cell>
          <table:table-cell office:value-type="float" office:value="1338" table:style-name="ce1">
            <text:p>1338</text:p>
          </table:table-cell>
          <table:table-cell office:value-type="float" office:value="1014" table:style-name="ce1">
            <text:p>1014</text:p>
          </table:table-cell>
          <table:table-cell office:value-type="float" office:value="43.886400000000002" table:style-name="ce1">
            <text:p>43.8864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45">http://www.cs.rit.edu/~robotlab/Office3645</text:a></text:p>
          </table:table-cell>
          <table:table-cell office:value-type="string" table:style-name="ce2">
            <text:p><text:a xlink:href="http://www.cs.rit.edu/~ib">http://www.cs.rit.edu/~ib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37</text:p>
          </table:table-cell>
          <table:table-cell office:value-type="float" office:value="1420" table:style-name="ce1">
            <text:p>1420</text:p>
          </table:table-cell>
          <table:table-cell office:value-type="float" office:value="1014" table:style-name="ce1">
            <text:p>1014</text:p>
          </table:table-cell>
          <table:table-cell office:value-type="float" office:value="46.576000000000001" table:style-name="ce1">
            <text:p>46.576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37">http://www.cs.rit.edu/~robotlab/Office3637</text:a></text:p>
          </table:table-cell>
          <table:table-cell office:value-type="string" table:style-name="ce2">
            <text:p><text:a xlink:href="http://www.cs.rit.edu/~sps">http://www.cs.rit.edu/~sps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35</text:p>
          </table:table-cell>
          <table:table-cell office:value-type="float" office:value="1504" table:style-name="ce1">
            <text:p>1504</text:p>
          </table:table-cell>
          <table:table-cell office:value-type="float" office:value="1014" table:style-name="ce1">
            <text:p>1014</text:p>
          </table:table-cell>
          <table:table-cell office:value-type="float" office:value="49.331200000000003" table:style-name="ce1">
            <text:p>49.3312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35">http://www.cs.rit.edu/~robotlab/Office3635</text:a></text:p>
          </table:table-cell>
          <table:table-cell office:value-type="string" table:style-name="ce2">
            <text:p><text:a xlink:href="http://www.cs.rit.edu/~ark">http://www.cs.rit.edu/~ark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27</text:p>
          </table:table-cell>
          <table:table-cell office:value-type="float" office:value="1586" table:style-name="ce1">
            <text:p>1586</text:p>
          </table:table-cell>
          <table:table-cell office:value-type="float" office:value="1014" table:style-name="ce1">
            <text:p>1014</text:p>
          </table:table-cell>
          <table:table-cell office:value-type="float" office:value="52.020800000000001" table:style-name="ce1">
            <text:p>52.0208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27">http://www.cs.rit.edu/~robotlab/Office3627</text:a></text:p>
          </table:table-cell>
          <table:table-cell office:value-type="string" table:style-name="ce2">
            <text:p><text:a xlink:href="http://www.cs.rit.edu/~rlc">http://www.cs.rit.edu/~rlc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25</text:p>
          </table:table-cell>
          <table:table-cell office:value-type="float" office:value="1647" table:style-name="ce1">
            <text:p>1647</text:p>
          </table:table-cell>
          <table:table-cell office:value-type="float" office:value="1014" table:style-name="ce1">
            <text:p>1014</text:p>
          </table:table-cell>
          <table:table-cell office:value-type="float" office:value="54.021599999999999" table:style-name="ce1">
            <text:p>54.0216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25">http://www.cs.rit.edu/~robotlab/Office3625</text:a></text:p>
          </table:table-cell>
          <table:table-cell office:value-type="string" table:style-name="ce2">
            <text:p><text:a xlink:href="http://www.cs.rit.edu/~eh">http://www.cs.rit.edu/~eh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21</text:p>
          </table:table-cell>
          <table:table-cell office:value-type="float" office:value="1758" table:style-name="ce1">
            <text:p>1758</text:p>
          </table:table-cell>
          <table:table-cell office:value-type="float" office:value="1014" table:style-name="ce1">
            <text:p>1014</text:p>
          </table:table-cell>
          <table:table-cell office:value-type="float" office:value="57.662399999999998" table:style-name="ce1">
            <text:p>57.6624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21">http://www.cs.rit.edu/~robotlab/Office3621</text:a></text:p>
          </table:table-cell>
          <table:table-cell office:value-type="string" table:style-name="ce2">
            <text:p>https://www.cs.rit.edu/people/facult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19</text:p>
          </table:table-cell>
          <table:table-cell office:value-type="float" office:value="1841" table:style-name="ce1">
            <text:p>1841</text:p>
          </table:table-cell>
          <table:table-cell office:value-type="float" office:value="1014" table:style-name="ce1">
            <text:p>1014</text:p>
          </table:table-cell>
          <table:table-cell office:value-type="float" office:value="60.384799999999998" table:style-name="ce1">
            <text:p>60.3848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19">http://www.cs.rit.edu/~robotlab/Office3619</text:a></text:p>
          </table:table-cell>
          <table:table-cell office:value-type="string" table:style-name="ce2">
            <text:p><text:a xlink:href="http://www.cs.rit.edu/~rkr">http://www.cs.rit.edu/~rkr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617</text:p>
          </table:table-cell>
          <table:table-cell office:value-type="float" office:value="1924" table:style-name="ce1">
            <text:p>1924</text:p>
          </table:table-cell>
          <table:table-cell office:value-type="float" office:value="1014" table:style-name="ce1">
            <text:p>1014</text:p>
          </table:table-cell>
          <table:table-cell office:value-type="float" office:value="63.107199999999999" table:style-name="ce1">
            <text:p>63.1072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17">http://www.cs.rit.edu/~robotlab/Office3617</text:a></text:p>
          </table:table-cell>
          <table:table-cell office:value-type="string" table:style-name="ce2">
            <text:p><text:a xlink:href="http://www.cs.rit.edu/~wrc">http://www.cs.rit.edu/~wrc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615</text:p>
          </table:table-cell>
          <table:table-cell office:value-type="float" office:value="2005" table:style-name="ce1">
            <text:p>2005</text:p>
          </table:table-cell>
          <table:table-cell office:value-type="float" office:value="1014" table:style-name="ce1">
            <text:p>1014</text:p>
          </table:table-cell>
          <table:table-cell office:value-type="float" office:value="65.763999999999996" table:style-name="ce1">
            <text:p>65.764</text:p>
          </table:table-cell>
          <table:table-cell office:value-type="float" office:value="13.972799999999999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15">http://www.cs.rit.edu/~robotlab/Office3615</text:a></text:p>
          </table:table-cell>
          <table:table-cell office:value-type="string" table:style-name="ce2">
            <text:p>http://www.cs.rit.edu/~pga/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75</text:p>
          </table:table-cell>
          <table:table-cell office:value-type="float" office:value="575" table:style-name="ce1">
            <text:p>575</text:p>
          </table:table-cell>
          <table:table-cell office:value-type="float" office:value="263" table:style-name="ce1">
            <text:p>263</text:p>
          </table:table-cell>
          <table:table-cell office:value-type="float" office:value="18.86" table:style-name="ce1">
            <text:p>18.86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75">http://www.cs.rit.edu/~robotlab/Office3575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73</text:p>
          </table:table-cell>
          <table:table-cell office:value-type="float" office:value="696" table:style-name="ce1">
            <text:p>696</text:p>
          </table:table-cell>
          <table:table-cell office:value-type="float" office:value="263" table:style-name="ce1">
            <text:p>263</text:p>
          </table:table-cell>
          <table:table-cell office:value-type="float" office:value="22.828800000000001" table:style-name="ce1">
            <text:p>22.8288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73">http://www.cs.rit.edu/~robotlab/Office3573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71</text:p>
          </table:table-cell>
          <table:table-cell office:value-type="float" office:value="744" table:style-name="ce1">
            <text:p>744</text:p>
          </table:table-cell>
          <table:table-cell office:value-type="float" office:value="263" table:style-name="ce1">
            <text:p>263</text:p>
          </table:table-cell>
          <table:table-cell office:value-type="float" office:value="24.403199999999998" table:style-name="ce1">
            <text:p>24.4032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71">http://www.cs.rit.edu/~robotlab/Office3571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69</text:p>
          </table:table-cell>
          <table:table-cell office:value-type="float" office:value="830" table:style-name="ce1">
            <text:p>830</text:p>
          </table:table-cell>
          <table:table-cell office:value-type="float" office:value="263" table:style-name="ce1">
            <text:p>263</text:p>
          </table:table-cell>
          <table:table-cell office:value-type="float" office:value="27.224" table:style-name="ce1">
            <text:p>27.224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69">http://www.cs.rit.edu/~robotlab/Office3569</text:a></text:p>
          </table:table-cell>
          <table:table-cell office:value-type="string" table:style-name="ce2">
            <text:p>http://www.rit.edu/emcs/oce/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9</text:p>
          </table:table-cell>
          <table:table-cell office:value-type="float" office:value="914" table:style-name="ce1">
            <text:p>914</text:p>
          </table:table-cell>
          <table:table-cell office:value-type="float" office:value="263" table:style-name="ce1">
            <text:p>263</text:p>
          </table:table-cell>
          <table:table-cell office:value-type="float" office:value="29.979199999999999" table:style-name="ce1">
            <text:p>29.9792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9">http://www.cs.rit.edu/~robotlab/Office3559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7</text:p>
          </table:table-cell>
          <table:table-cell office:value-type="float" office:value="999" table:style-name="ce1">
            <text:p>999</text:p>
          </table:table-cell>
          <table:table-cell office:value-type="float" office:value="263" table:style-name="ce1">
            <text:p>263</text:p>
          </table:table-cell>
          <table:table-cell office:value-type="float" office:value="32.767200000000003" table:style-name="ce1">
            <text:p>32.7672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7">http://www.cs.rit.edu/~robotlab/Office3557</text:a></text:p>
          </table:table-cell>
          <table:table-cell office:value-type="string" table:style-name="ce2">
            <text:p><text:a xlink:href="http://www.cs.rit.edu/~mr">http://www.cs.rit.edu/~mr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5</text:p>
          </table:table-cell>
          <table:table-cell office:value-type="float" office:value="1082" table:style-name="ce1">
            <text:p>1082</text:p>
          </table:table-cell>
          <table:table-cell office:value-type="float" office:value="263" table:style-name="ce1">
            <text:p>263</text:p>
          </table:table-cell>
          <table:table-cell office:value-type="float" office:value="35.489600000000003" table:style-name="ce1">
            <text:p>35.4896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5">http://www.cs.rit.edu/~robotlab/Office3555</text:a></text:p>
          </table:table-cell>
          <table:table-cell office:value-type="string" table:style-name="ce2">
            <text:p><text:a xlink:href="http://www.cs.rit.edu/~mtf">http://www.cs.rit.edu/~mtf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1</text:p>
          </table:table-cell>
          <table:table-cell office:value-type="float" office:value="1165" table:style-name="ce1">
            <text:p>1165</text:p>
          </table:table-cell>
          <table:table-cell office:value-type="float" office:value="263" table:style-name="ce1">
            <text:p>263</text:p>
          </table:table-cell>
          <table:table-cell office:value-type="float" office:value="38.212000000000003" table:style-name="ce1">
            <text:p>38.212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1">http://www.cs.rit.edu/~robotlab/Office3551</text:a></text:p>
          </table:table-cell>
          <table:table-cell office:value-type="string" table:style-name="ce2">
            <text:p><text:a xlink:href="http://www.cs.rit.edu/~rlaz">http://www.cs.rit.edu/~rlaz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47</text:p>
          </table:table-cell>
          <table:table-cell office:value-type="float" office:value="1252" table:style-name="ce1">
            <text:p>1252</text:p>
          </table:table-cell>
          <table:table-cell office:value-type="float" office:value="263" table:style-name="ce1">
            <text:p>263</text:p>
          </table:table-cell>
          <table:table-cell office:value-type="float" office:value="41.065600000000003" table:style-name="ce1">
            <text:p>41.0656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47">http://www.cs.rit.edu/~robotlab/Office3547</text:a></text:p>
          </table:table-cell>
          <table:table-cell office:value-type="string" table:style-name="ce2">
            <text:p><text:a xlink:href="http://www.cs.rit.edu/~jmk">http://www.cs.rit.edu/~jmk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45</text:p>
          </table:table-cell>
          <table:table-cell office:value-type="float" office:value="1335" table:style-name="ce1">
            <text:p>1335</text:p>
          </table:table-cell>
          <table:table-cell office:value-type="float" office:value="263" table:style-name="ce1">
            <text:p>263</text:p>
          </table:table-cell>
          <table:table-cell office:value-type="float" office:value="43.787999999999997" table:style-name="ce1">
            <text:p>43.788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45">http://www.cs.rit.edu/~robotlab/Office3545</text:a></text:p>
          </table:table-cell>
          <table:table-cell office:value-type="string" table:style-name="ce2">
            <text:p><text:a xlink:href="http://www.cs.rit.edu/~rwd">http://www.cs.rit.edu/~rwd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37</text:p>
          </table:table-cell>
          <table:table-cell office:value-type="float" office:value="1419" table:style-name="ce1">
            <text:p>1419</text:p>
          </table:table-cell>
          <table:table-cell office:value-type="float" office:value="263" table:style-name="ce1">
            <text:p>263</text:p>
          </table:table-cell>
          <table:table-cell office:value-type="float" office:value="46.543199999999999" table:style-name="ce1">
            <text:p>46.5432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37">http://www.cs.rit.edu/~robotlab/Office3537</text:a></text:p>
          </table:table-cell>
          <table:table-cell office:value-type="string" table:style-name="ce2">
            <text:p><text:a xlink:href="http://www.cs.rit.edu/~fxk">http://www.cs.rit.edu/~fxk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35</text:p>
          </table:table-cell>
          <table:table-cell office:value-type="float" office:value="1504" table:style-name="ce1">
            <text:p>1504</text:p>
          </table:table-cell>
          <table:table-cell office:value-type="float" office:value="263" table:style-name="ce1">
            <text:p>263</text:p>
          </table:table-cell>
          <table:table-cell office:value-type="float" office:value="49.331200000000003" table:style-name="ce1">
            <text:p>49.3312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35">http://www.cs.rit.edu/~robotlab/Office3535</text:a></text:p>
          </table:table-cell>
          <table:table-cell office:value-type="string" table:style-name="ce2">
            <text:p><text:a xlink:href="http://www.cs.rit.edu/~bks">http://www.cs.rit.edu/~bks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27</text:p>
          </table:table-cell>
          <table:table-cell office:value-type="float" office:value="1587" table:style-name="ce1">
            <text:p>1587</text:p>
          </table:table-cell>
          <table:table-cell office:value-type="float" office:value="263" table:style-name="ce1">
            <text:p>263</text:p>
          </table:table-cell>
          <table:table-cell office:value-type="float" office:value="52.053600000000003" table:style-name="ce1">
            <text:p>52.0536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27">http://www.cs.rit.edu/~robotlab/Office3527</text:a></text:p>
          </table:table-cell>
          <table:table-cell office:value-type="string" table:style-name="ce2">
            <text:p><text:a xlink:href="http://www.cs.rit.edu/~jmg">http://www.cs.rit.edu/~jmg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25</text:p>
          </table:table-cell>
          <table:table-cell office:value-type="float" office:value="1671" table:style-name="ce1">
            <text:p>1671</text:p>
          </table:table-cell>
          <table:table-cell office:value-type="float" office:value="263" table:style-name="ce1">
            <text:p>263</text:p>
          </table:table-cell>
          <table:table-cell office:value-type="float" office:value="54.808799999999998" table:style-name="ce1">
            <text:p>54.8088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25">http://www.cs.rit.edu/~robotlab/Office3525</text:a></text:p>
          </table:table-cell>
          <table:table-cell office:value-type="string" table:style-name="ce2">
            <text:p><text:a xlink:href="http://www.cs.rit.edu/~atd">http://www.cs.rit.edu/~atd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21</text:p>
          </table:table-cell>
          <table:table-cell office:value-type="float" office:value="1756" table:style-name="ce1">
            <text:p>1756</text:p>
          </table:table-cell>
          <table:table-cell office:value-type="float" office:value="263" table:style-name="ce1">
            <text:p>263</text:p>
          </table:table-cell>
          <table:table-cell office:value-type="float" office:value="57.596800000000002" table:style-name="ce1">
            <text:p>57.5968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21">http://www.cs.rit.edu/~robotlab/Office3521</text:a></text:p>
          </table:table-cell>
          <table:table-cell office:value-type="string" table:style-name="ce2">
            <text:p><text:a xlink:href="http://www.cs.rit.edu/~lr">http://www.cs.rit.edu/~lr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9</text:p>
          </table:table-cell>
          <table:table-cell office:value-type="float" office:value="1842" table:style-name="ce1">
            <text:p>1842</text:p>
          </table:table-cell>
          <table:table-cell office:value-type="float" office:value="263" table:style-name="ce1">
            <text:p>263</text:p>
          </table:table-cell>
          <table:table-cell office:value-type="float" office:value="60.4176" table:style-name="ce1">
            <text:p>60.4176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9">http://www.cs.rit.edu/~robotlab/Office3519</text:a></text:p>
          </table:table-cell>
          <table:table-cell office:value-type="string" table:style-name="ce2">
            <text:p><text:a xlink:href="http://www.cs.rit.edu/~cmh">http://www.cs.rit.edu/~cmh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7</text:p>
          </table:table-cell>
          <table:table-cell office:value-type="float" office:value="1925" table:style-name="ce1">
            <text:p>1925</text:p>
          </table:table-cell>
          <table:table-cell office:value-type="float" office:value="263" table:style-name="ce1">
            <text:p>263</text:p>
          </table:table-cell>
          <table:table-cell office:value-type="float" office:value="63.14" table:style-name="ce1">
            <text:p>63.14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7">http://www.cs.rit.edu/~robotlab/Office3517</text:a></text:p>
          </table:table-cell>
          <table:table-cell office:value-type="string" table:style-name="ce2">
            <text:p><text:a xlink:href="http://www.cs.rit.edu/~rjb">http://www.cs.rit.edu/~rjb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5</text:p>
          </table:table-cell>
          <table:table-cell office:value-type="float" office:value="2011" table:style-name="ce1">
            <text:p>2011</text:p>
          </table:table-cell>
          <table:table-cell office:value-type="float" office:value="263" table:style-name="ce1">
            <text:p>263</text:p>
          </table:table-cell>
          <table:table-cell office:value-type="float" office:value="65.960800000000006" table:style-name="ce1">
            <text:p>65.9608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5">http://www.cs.rit.edu/~robotlab/Office3515</text:a></text:p>
          </table:table-cell>
          <table:table-cell office:value-type="string" table:style-name="ce2">
            <text:p><text:a xlink:href="http://www.cs.rit.edu/~jeh">http://www.cs.rit.edu/~jeh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1</text:p>
          </table:table-cell>
          <table:table-cell office:value-type="float" office:value="2095" table:style-name="ce1">
            <text:p>2095</text:p>
          </table:table-cell>
          <table:table-cell office:value-type="float" office:value="263" table:style-name="ce1">
            <text:p>263</text:p>
          </table:table-cell>
          <table:table-cell office:value-type="float" office:value="68.715999999999994" table:style-name="ce1">
            <text:p>68.716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1">http://www.cs.rit.edu/~robotlab/Office3511</text:a></text:p>
          </table:table-cell>
          <table:table-cell office:value-type="string" table:style-name="ce2">
            <text:p><text:a xlink:href="http://www.cs.rit.edu/~paw">http://www.cs.rit.edu/~paw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09</text:p>
          </table:table-cell>
          <table:table-cell office:value-type="float" office:value="2167" table:style-name="ce1">
            <text:p>2167</text:p>
          </table:table-cell>
          <table:table-cell office:value-type="float" office:value="263" table:style-name="ce1">
            <text:p>263</text:p>
          </table:table-cell>
          <table:table-cell office:value-type="float" office:value="71.077600000000004" table:style-name="ce1">
            <text:p>71.0776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09">http://www.cs.rit.edu/~robotlab/Office3509</text:a></text:p>
          </table:table-cell>
          <table:table-cell office:value-type="string" table:style-name="ce2">
            <text:p><text:a xlink:href="http://www.cs.rit.edu/~anh">http://www.cs.rit.edu/~anh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NDLab</text:p>
          </table:table-cell>
          <table:table-cell office:value-type="float" office:value="2647" table:style-name="ce1">
            <text:p>2647</text:p>
          </table:table-cell>
          <table:table-cell office:value-type="float" office:value="327" table:style-name="ce1">
            <text:p>327</text:p>
          </table:table-cell>
          <table:table-cell office:value-type="float" office:value="86.821600000000004" table:style-name="ce1">
            <text:p>86.8216</text:p>
          </table:table-cell>
          <table:table-cell office:value-type="float" office:value="36.506399999999999" table:style-name="ce1">
            <text:p>36.5064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RNDLab">http://www.cs.rit.edu/~robotlab/RNDLab</text:a></text:p>
          </table:table-cell>
          <table:table-cell office:value-type="string" table:style-name="ce2">
            <text:p><text:a xlink:href="http://www.cs.rit.edu/~robotlab">http://www.cs.rit.edu/~robotlab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onorsLab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47.231999999999999" table:style-name="ce1">
            <text:p>47.232</text:p>
          </table:table-cell>
          <table:table-cell table:style-name="ce2"/>
          <table:table-cell office:value-type="string" table:style-name="ce2">
            <text:p><text:a xlink:href="http://www.cs.rit.edu/~robotlab/HonorsLab">http://www.cs.rit.edu/~robotlab/HonorsLab</text:a></text:p>
          </table:table-cell>
          <table:table-cell office:value-type="string" table:style-name="ce2">
            <text:p><text:a xlink:href="http://honors.rit.edu/">http://honors.rit.edu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1</text:p>
          </table:table-cell>
          <table:table-cell office:value-type="float" office:value="1367" table:style-name="ce1">
            <text:p>1367</text:p>
          </table:table-cell>
          <table:table-cell office:value-type="float" office:value="349" table:style-name="ce1">
            <text:p>349</text:p>
          </table:table-cell>
          <table:table-cell office:value-type="float" office:value="44.837600000000002" table:style-name="ce1">
            <text:p>44.8376</text:p>
          </table:table-cell>
          <table:table-cell office:value-type="float" office:value="35.784799999999997" table:style-name="ce1">
            <text:p>35.784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ICL1">http://www.cs.rit.edu/~robotlab/ICL1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2</text:p>
          </table:table-cell>
          <table:table-cell office:value-type="float" office:value="1706" table:style-name="ce1">
            <text:p>1706</text:p>
          </table:table-cell>
          <table:table-cell office:value-type="float" office:value="349" table:style-name="ce1">
            <text:p>349</text:p>
          </table:table-cell>
          <table:table-cell office:value-type="float" office:value="55.956800000000001" table:style-name="ce1">
            <text:p>55.9568</text:p>
          </table:table-cell>
          <table:table-cell office:value-type="float" office:value="35.784799999999997" table:style-name="ce1">
            <text:p>35.784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ICL2">http://www.cs.rit.edu/~robotlab/ICL2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3</text:p>
          </table:table-cell>
          <table:table-cell office:value-type="float" office:value="870" table:style-name="ce1">
            <text:p>870</text:p>
          </table:table-cell>
          <table:table-cell office:value-type="float" office:value="930" table:style-name="ce1">
            <text:p>930</text:p>
          </table:table-cell>
          <table:table-cell office:value-type="float" office:value="28.536000000000001" table:style-name="ce1">
            <text:p>28.536</text:p>
          </table:table-cell>
          <table:table-cell office:value-type="float" office:value="16.728000000000002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ICL3">http://www.cs.rit.edu/~robotlab/ICL3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4</text:p>
          </table:table-cell>
          <table:table-cell office:value-type="float" office:value="1207" table:style-name="ce1">
            <text:p>1207</text:p>
          </table:table-cell>
          <table:table-cell office:value-type="float" office:value="930" table:style-name="ce1">
            <text:p>930</text:p>
          </table:table-cell>
          <table:table-cell office:value-type="float" office:value="39.589599999999997" table:style-name="ce1">
            <text:p>39.5896</text:p>
          </table:table-cell>
          <table:table-cell office:value-type="float" office:value="16.728000000000002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ICL4">http://www.cs.rit.edu/~robotlab/ICL4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5</text:p>
          </table:table-cell>
          <table:table-cell office:value-type="float" office:value="1368" table:style-name="ce1">
            <text:p>1368</text:p>
          </table:table-cell>
          <table:table-cell office:value-type="float" office:value="930" table:style-name="ce1">
            <text:p>930</text:p>
          </table:table-cell>
          <table:table-cell office:value-type="float" office:value="44.870399999999997" table:style-name="ce1">
            <text:p>44.8704</text:p>
          </table:table-cell>
          <table:table-cell office:value-type="float" office:value="16.728000000000002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ICL5">http://www.cs.rit.edu/~robotlab/ICL5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6</text:p>
          </table:table-cell>
          <table:table-cell office:value-type="float" office:value="1797" table:style-name="ce1">
            <text:p>1797</text:p>
          </table:table-cell>
          <table:table-cell office:value-type="float" office:value="930" table:style-name="ce1">
            <text:p>930</text:p>
          </table:table-cell>
          <table:table-cell office:value-type="float" office:value="58.941600000000001" table:style-name="ce1">
            <text:p>58.9416</text:p>
          </table:table-cell>
          <table:table-cell office:value-type="float" office:value="16.728000000000002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ICL6">http://www.cs.rit.edu/~robotlab/ICL6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tternLab</text:p>
          </table:table-cell>
          <table:table-cell office:value-type="float" office:value="2096" table:style-name="ce1">
            <text:p>2096</text:p>
          </table:table-cell>
          <table:table-cell office:value-type="float" office:value="329" table:style-name="ce1">
            <text:p>329</text:p>
          </table:table-cell>
          <table:table-cell office:value-type="float" office:value="68.748800000000003" table:style-name="ce1">
            <text:p>68.7488</text:p>
          </table:table-cell>
          <table:table-cell office:value-type="float" office:value="36.440800000000003" table:style-name="ce1">
            <text:p>36.440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PatternLab">http://www.cs.rit.edu/~robotlab/PatternLab</text:a></text:p>
          </table:table-cell>
          <table:table-cell office:value-type="string" table:style-name="ce2">
            <text:p><text:a xlink:href="http://www.cs.rit.edu/~dprl">http://www.cs.rit.edu/~dpr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istribLab</text:p>
          </table:table-cell>
          <table:table-cell office:value-type="float" office:value="1974" table:style-name="ce1">
            <text:p>1974</text:p>
          </table:table-cell>
          <table:table-cell office:value-type="float" office:value="952" table:style-name="ce1">
            <text:p>952</text:p>
          </table:table-cell>
          <table:table-cell office:value-type="float" office:value="64.747200000000007" table:style-name="ce1">
            <text:p>64.7472</text:p>
          </table:table-cell>
          <table:table-cell office:value-type="float" office:value="16.006399999999999" table:style-name="ce1">
            <text:p>16.0064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DistribLab">http://www.cs.rit.edu/~robotlab/DistribLab</text:a></text:p>
          </table:table-cell>
          <table:table-cell office:value-type="string" table:style-name="ce2">
            <text:p><text:a xlink:href="http://www.cs.rit.edu/~wrc">http://www.cs.rit.edu/~wrc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raphicsLab</text:p>
          </table:table-cell>
          <table:table-cell office:value-type="float" office:value="2050" table:style-name="ce1">
            <text:p>2050</text:p>
          </table:table-cell>
          <table:table-cell office:value-type="float" office:value="953" table:style-name="ce1">
            <text:p>953</text:p>
          </table:table-cell>
          <table:table-cell office:value-type="float" office:value="67.239999999999995" table:style-name="ce1">
            <text:p>67.24</text:p>
          </table:table-cell>
          <table:table-cell office:value-type="float" office:value="15.973599999999999" table:style-name="ce1">
            <text:p>15.973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GraphicsLab">http://www.cs.rit.edu/~robotlab/GraphicsLab</text:a></text:p>
          </table:table-cell>
          <table:table-cell office:value-type="string" table:style-name="ce2">
            <text:p><text:a xlink:href="http://www.cs.rit.edu/~graphics">http://www.cs.rit.edu/~graphics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pStudiesLab</text:p>
          </table:table-cell>
          <table:table-cell office:value-type="float" office:value="1082" table:style-name="ce1">
            <text:p>1082</text:p>
          </table:table-cell>
          <table:table-cell office:value-type="float" office:value="349" table:style-name="ce1">
            <text:p>349</text:p>
          </table:table-cell>
          <table:table-cell office:value-type="float" office:value="35.489600000000003" table:style-name="ce1">
            <text:p>35.4896</text:p>
          </table:table-cell>
          <table:table-cell office:value-type="float" office:value="35.784799999999997" table:style-name="ce1">
            <text:p>35.7848</text:p>
          </table:table-cell>
          <table:table-cell table:style-name="ce2"/>
          <table:table-cell office:value-type="string" table:style-name="ce3">
            <text:p><text:a xlink:href="http://www.cs.rit.edu/~robotlab/CompStudiesLab">http://www.cs.rit.edu/~robotlab/CompStudiesLab</text:a></text:p>
          </table:table-cell>
          <table:table-cell office:value-type="string" table:style-name="ce2">
            <text:p><text:a xlink:href="http://www.cs.rit.edu/~rsg">http://www.cs.rit.edu/~rsg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udentCenter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47.231999999999999" table:style-name="ce1">
            <text:p>47.232</text:p>
          </table:table-cell>
          <table:table-cell table:style-name="ce2"/>
          <table:table-cell office:value-type="string" table:style-name="ce2">
            <text:p><text:a xlink:href="http://www.cs.rit.edu/~robotlab/StudentCenter">http://www.cs.rit.edu/~robotlab/StudentCenter</text:a></text:p>
          </table:table-cell>
          <table:table-cell office:value-type="string" table:style-name="ce2">
            <text:p>http://csc.cs.rit.edu/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radCenter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47.231999999999999" table:style-name="ce1">
            <text:p>47.232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GradCenter">http://www.cs.rit.edu/~robotlab/GradCenter</text:a></text:p>
          </table:table-cell>
          <table:table-cell office:value-type="string" table:style-name="ce2">
            <text:p>https://www.cs.rit.edu/programs/grad/descriptio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SOffice</text:p>
          </table:table-cell>
          <table:table-cell office:value-type="float" office:value="3267" table:style-name="ce1">
            <text:p>3267</text:p>
          </table:table-cell>
          <table:table-cell office:value-type="float" office:value="974" table:style-name="ce1">
            <text:p>974</text:p>
          </table:table-cell>
          <table:table-cell office:value-type="float" office:value="107.1576" table:style-name="ce1">
            <text:p>107.1576</text:p>
          </table:table-cell>
          <table:table-cell office:value-type="float" office:value="15.284800000000001" table:style-name="ce1">
            <text:p>15.2848</text:p>
          </table:table-cell>
          <table:table-cell office:value-type="string" table:style-name="ce2">
            <text:p>W</text:p>
          </table:table-cell>
          <table:table-cell office:value-type="string" table:style-name="ce2">
            <text:p><text:a xlink:href="http://www.cs.rit.edu/~robotlab/CSOffice">http://www.cs.rit.edu/~robotlab/CSOffice</text:a></text:p>
          </table:table-cell>
          <table:table-cell office:value-type="string" table:style-name="ce2">
            <text:p>http://www.cs.rit.edu/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000</text:p>
          </table:table-cell>
          <table:table-cell office:value-type="float" office:value="3267" table:style-name="ce1">
            <text:p>3267</text:p>
          </table:table-cell>
          <table:table-cell office:value-type="float" office:value="693" table:style-name="ce1">
            <text:p>693</text:p>
          </table:table-cell>
          <table:table-cell office:value-type="float" office:value="107.1576" table:style-name="ce1">
            <text:p>107.1576</text:p>
          </table:table-cell>
          <table:table-cell office:value-type="float" office:value="24.5016" table:style-name="ce1">
            <text:p>24.5016</text:p>
          </table:table-cell>
          <table:table-cell office:value-type="string" table:style-name="ce2">
            <text:p>W</text:p>
          </table:table-cell>
          <table:table-cell office:value-type="string" table:style-name="ce4">
            <text:p><text:a xlink:href="http://www.cs.rit.edu/~robotlab/Class3000">http://www.cs.rit.edu/~robotlab/Class3000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510</text:p>
          </table:table-cell>
          <table:table-cell office:value-type="float" office:value="1901" table:style-name="ce1">
            <text:p>1901</text:p>
          </table:table-cell>
          <table:table-cell office:value-type="float" office:value="325" table:style-name="ce1">
            <text:p>325</text:p>
          </table:table-cell>
          <table:table-cell office:value-type="float" office:value="62.352800000000002" table:style-name="ce1">
            <text:p>62.3528</text:p>
          </table:table-cell>
          <table:table-cell office:value-type="float" office:value="36.572000000000003" table:style-name="ce1">
            <text:p>36.572</text:p>
          </table:table-cell>
          <table:table-cell table:style-name="ce2"/>
          <table:table-cell office:value-type="string" table:style-name="ce4">
            <text:p><text:a xlink:href="http://www.cs.rit.edu/~robotlab/Class3510">http://www.cs.rit.edu/~robotlab/Class3510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560</text:p>
          </table:table-cell>
          <table:table-cell office:value-type="float" office:value="820" table:style-name="ce1">
            <text:p>820</text:p>
          </table:table-cell>
          <table:table-cell office:value-type="float" office:value="327" table:style-name="ce1">
            <text:p>327</text:p>
          </table:table-cell>
          <table:table-cell office:value-type="float" office:value="26.896000000000001" table:style-name="ce1">
            <text:p>26.896</text:p>
          </table:table-cell>
          <table:table-cell office:value-type="float" office:value="36.506399999999999" table:style-name="ce1">
            <text:p>36.5064</text:p>
          </table:table-cell>
          <table:table-cell office:value-type="string" table:style-name="ce2">
            <text:p>N</text:p>
          </table:table-cell>
          <table:table-cell office:value-type="string" table:style-name="ce4">
            <text:p><text:a xlink:href="http://www.cs.rit.edu/~robotlab/Class3560">http://www.cs.rit.edu/~robotlab/Class3560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690</text:p>
          </table:table-cell>
          <table:table-cell office:value-type="float" office:value="393" table:style-name="ce1">
            <text:p>393</text:p>
          </table:table-cell>
          <table:table-cell office:value-type="float" office:value="930" table:style-name="ce1">
            <text:p>930</text:p>
          </table:table-cell>
          <table:table-cell office:value-type="float" office:value="12.8904" table:style-name="ce1">
            <text:p>12.8904</text:p>
          </table:table-cell>
          <table:table-cell office:value-type="float" office:value="16.728000000000002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4">
            <text:p><text:a xlink:href="http://www.cs.rit.edu/~robotlab/Class3690">http://www.cs.rit.edu/~robotlab/Class3690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puterVisionLab</text:p>
          </table:table-cell>
          <table:table-cell office:value-type="float" office:value="2834" table:style-name="ce1">
            <text:p>2834</text:p>
          </table:table-cell>
          <table:table-cell office:value-type="float" office:value="623" table:style-name="ce1">
            <text:p>623</text:p>
          </table:table-cell>
          <table:table-cell office:value-type="float" office:value="92.955200000000005" table:style-name="ce1">
            <text:p>92.9552</text:p>
          </table:table-cell>
          <table:table-cell office:value-type="float" office:value="26.797599999999999" table:style-name="ce1">
            <text:p>26.7976</text:p>
          </table:table-cell>
          <table:table-cell office:value-type="string" table:style-name="ce5">
            <text:p>E</text:p>
          </table:table-cell>
          <table:table-cell office:value-type="string" table:style-name="ce2">
            <text:p>http://www.cs.rit.edu/~robotlab/ComputerVisionLab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eakOutRoom4</text:p>
          </table:table-cell>
          <table:table-cell office:value-type="float" office:value="601" table:style-name="ce1">
            <text:p>601</text:p>
          </table:table-cell>
          <table:table-cell office:value-type="float" office:value="738" table:style-name="ce1">
            <text:p>738</text:p>
          </table:table-cell>
          <table:table-cell office:value-type="float" office:value="19.712800000000001" table:style-name="ce1">
            <text:p>19.7128</text:p>
          </table:table-cell>
          <table:table-cell office:value-type="float" office:value="23.025600000000001" table:style-name="ce1">
            <text:p>23.0256</text:p>
          </table:table-cell>
          <table:table-cell office:value-type="string" table:style-name="ce2">
            <text:p>W</text:p>
          </table:table-cell>
          <table:table-cell office:value-type="string" table:style-name="ce2">
            <text:p>http://www.cs.rit.edu/~robotlab/BreakOutRoom4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eakOutRoom3</text:p>
          </table:table-cell>
          <table:table-cell office:value-type="float" office:value="602" table:style-name="ce1">
            <text:p>602</text:p>
          </table:table-cell>
          <table:table-cell office:value-type="float" office:value="617" table:style-name="ce1">
            <text:p>617</text:p>
          </table:table-cell>
          <table:table-cell office:value-type="float" office:value="19.7456" table:style-name="ce1">
            <text:p>19.7456</text:p>
          </table:table-cell>
          <table:table-cell office:value-type="float" office:value="26.994399999999999" table:style-name="ce1">
            <text:p>26.9944</text:p>
          </table:table-cell>
          <table:table-cell office:value-type="string" table:style-name="ce2">
            <text:p>W</text:p>
          </table:table-cell>
          <table:table-cell office:value-type="string" table:style-name="ce2">
            <text:p><text:a xlink:href="http://www.cs.rit.edu/~robotlab/BreakOutRoom3">http://www.cs.rit.edu/~robotlab/BreakOutRoom3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eakOutRoom2</text:p>
          </table:table-cell>
          <table:table-cell office:value-type="float" office:value="602" table:style-name="ce1">
            <text:p>602</text:p>
          </table:table-cell>
          <table:table-cell office:value-type="float" office:value="496" table:style-name="ce1">
            <text:p>496</text:p>
          </table:table-cell>
          <table:table-cell office:value-type="float" office:value="19.7456" table:style-name="ce1">
            <text:p>19.7456</text:p>
          </table:table-cell>
          <table:table-cell office:value-type="float" office:value="30.963200000000001" table:style-name="ce1">
            <text:p>30.9632</text:p>
          </table:table-cell>
          <table:table-cell office:value-type="string" table:style-name="ce2">
            <text:p>W</text:p>
          </table:table-cell>
          <table:table-cell office:value-type="string" table:style-name="ce2">
            <text:p><text:a xlink:href="http://www.cs.rit.edu/~robotlab/BreakOutRoom2">http://www.cs.rit.edu/~robotlab/BreakOutRoom2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441</text:p>
          </table:table-cell>
          <table:table-cell office:value-type="float" office:value="2232" table:style-name="ce1">
            <text:p>2232</text:p>
          </table:table-cell>
          <table:table-cell office:value-type="float" office:value="652" table:style-name="ce1">
            <text:p>652</text:p>
          </table:table-cell>
          <table:table-cell office:value-type="float" office:value="73.209599999999995" table:style-name="ce1">
            <text:p>73.2096</text:p>
          </table:table-cell>
          <table:table-cell office:value-type="float" office:value="25.846399999999999" table:style-name="ce1">
            <text:p>25.8464</text:p>
          </table:table-cell>
          <table:table-cell office:value-type="string" table:style-name="ce2">
            <text:p>W</text:p>
          </table:table-cell>
          <table:table-cell office:value-type="string" table:style-name="ce2">
            <text:p><text:a xlink:href="http://www.cs.rit.edu/~robotlab/Room3441">http://www.cs.rit.edu/~robotlab/Room3441</text:a></text:p>
          </table:table-cell>
          <table:table-cell office:value-type="string" table:style-name="ce2">
            <text:p>https://www.cs.rit.edu/resources/computing/admi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440</text:p>
          </table:table-cell>
          <table:table-cell office:value-type="float" office:value="2288" table:style-name="ce1">
            <text:p>2288</text:p>
          </table:table-cell>
          <table:table-cell office:value-type="float" office:value="724" table:style-name="ce1">
            <text:p>724</text:p>
          </table:table-cell>
          <table:table-cell office:value-type="float" office:value="75.046400000000006" table:style-name="ce1">
            <text:p>75.0464</text:p>
          </table:table-cell>
          <table:table-cell office:value-type="float" office:value="23.4848" table:style-name="ce1">
            <text:p>23.4848</text:p>
          </table:table-cell>
          <table:table-cell office:value-type="string" table:style-name="ce2">
            <text:p>E</text:p>
          </table:table-cell>
          <table:table-cell office:value-type="string" table:style-name="ce2">
            <text:p><text:a xlink:href="http://www.cs.rit.edu/~robotlab/Room3440">http://www.cs.rit.edu/~robotlab/Room3440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430</text:p>
          </table:table-cell>
          <table:table-cell office:value-type="float" office:value="2512" table:style-name="ce1">
            <text:p>2512</text:p>
          </table:table-cell>
          <table:table-cell office:value-type="float" office:value="320" table:style-name="ce1">
            <text:p>320</text:p>
          </table:table-cell>
          <table:table-cell office:value-type="float" office:value="82.393600000000006" table:style-name="ce1">
            <text:p>82.3936</text:p>
          </table:table-cell>
          <table:table-cell office:value-type="float" office:value="36.735999999999997" table:style-name="ce1">
            <text:p>36.736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Room3430">http://www.cs.rit.edu/~robotlab/Room3430</text:a></text:p>
          </table:table-cell>
          <table:table-cell office:value-type="string" table:style-name="ce2">
            <text:p>https://www.cs.rit.edu/resources/computing/admi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684</text:p>
          </table:table-cell>
          <table:table-cell office:value-type="float" office:value="537" table:style-name="ce1">
            <text:p>537</text:p>
          </table:table-cell>
          <table:table-cell office:value-type="float" office:value="760" table:style-name="ce1">
            <text:p>760</text:p>
          </table:table-cell>
          <table:table-cell office:value-type="float" office:value="17.613600000000002" table:style-name="ce1">
            <text:p>17.6136</text:p>
          </table:table-cell>
          <table:table-cell office:value-type="float" office:value="22.303999999999998" table:style-name="ce1">
            <text:p>22.304</text:p>
          </table:table-cell>
          <table:table-cell office:value-type="string" table:style-name="ce2">
            <text:p>E</text:p>
          </table:table-cell>
          <table:table-cell office:value-type="string" table:style-name="ce2">
            <text:p><text:a xlink:href="http://www.cs.rit.edu/~robotlab/Room3684">http://www.cs.rit.edu/~robotlab/Room3684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688</text:p>
          </table:table-cell>
          <table:table-cell office:value-type="float" office:value="537" table:style-name="ce1">
            <text:p>537</text:p>
          </table:table-cell>
          <table:table-cell office:value-type="float" office:value="634" table:style-name="ce1">
            <text:p>634</text:p>
          </table:table-cell>
          <table:table-cell office:value-type="float" office:value="17.613600000000002" table:style-name="ce1">
            <text:p>17.6136</text:p>
          </table:table-cell>
          <table:table-cell office:value-type="float" office:value="26.436800000000002" table:style-name="ce1">
            <text:p>26.4368</text:p>
          </table:table-cell>
          <table:table-cell office:value-type="string" table:style-name="ce2">
            <text:p>E</text:p>
          </table:table-cell>
          <table:table-cell office:value-type="string" table:style-name="ce2">
            <text:p><text:a xlink:href="http://www.cs.rit.edu/~robotlab/Room3688">http://www.cs.rit.edu/~robotlab/Room3688</text:a></text:p>
          </table:table-cell>
          <table:table-cell office:value-type="string" table:style-name="ce2">
            <text:p><text:a xlink:href="http://www.cs.rit.edu/~rlc">http://www.cs.rit.edu/~rlc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113</text:p>
          </table:table-cell>
          <table:table-cell office:value-type="float" office:value="3145" table:style-name="ce1">
            <text:p>3145</text:p>
          </table:table-cell>
          <table:table-cell office:value-type="float" office:value="233" table:style-name="ce1">
            <text:p>233</text:p>
          </table:table-cell>
          <table:table-cell office:value-type="float" office:value="103.15600000000001" table:style-name="ce1">
            <text:p>103.156</text:p>
          </table:table-cell>
          <table:table-cell office:value-type="float" office:value="39.589599999999997" table:style-name="ce1">
            <text:p>39.589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Room113">http://www.cs.rit.edu/~robotlab/Room113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595</text:p>
          </table:table-cell>
          <table:table-cell office:value-type="float" office:value="2576" table:style-name="ce1">
            <text:p>2576</text:p>
          </table:table-cell>
          <table:table-cell office:value-type="float" office:value="950" table:style-name="ce1">
            <text:p>950</text:p>
          </table:table-cell>
          <table:table-cell office:value-type="float" office:value="84.492800000000003" table:style-name="ce1">
            <text:p>84.4928</text:p>
          </table:table-cell>
          <table:table-cell office:value-type="float" office:value="16.071999999999999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Room595">http://www.cs.rit.edu/~robotlab/Room595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4000</text:p>
          </table:table-cell>
          <table:table-cell office:value-type="float" office:value="2674" table:style-name="ce1">
            <text:p>2674</text:p>
          </table:table-cell>
          <table:table-cell office:value-type="float" office:value="950" table:style-name="ce1">
            <text:p>950</text:p>
          </table:table-cell>
          <table:table-cell office:value-type="float" office:value="87.7072" table:style-name="ce1">
            <text:p>87.7072</text:p>
          </table:table-cell>
          <table:table-cell office:value-type="float" office:value="16.071999999999999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Room4000">http://www.cs.rit.edu/~robotlab/Room4000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estRobotLab1</text:p>
          </table:table-cell>
          <table:table-cell office:value-type="float" office:value="2616" table:style-name="ce1">
            <text:p>2616</text:p>
          </table:table-cell>
          <table:table-cell office:value-type="float" office:value="435" table:style-name="ce1">
            <text:p>435</text:p>
          </table:table-cell>
          <table:table-cell office:value-type="float" office:value="85.8048" table:style-name="ce1">
            <text:p>85.8048</text:p>
          </table:table-cell>
          <table:table-cell office:value-type="float" office:value="32.963999999999999" table:style-name="ce6">
            <text:p>32.964</text:p>
          </table:table-cell>
          <table:table-cell office:value-type="string" table:style-name="ce2">
            <text:p>E</text:p>
          </table:table-cell>
          <table:table-cell office:value-type="string" table:style-name="ce1">
            <text:p><text:a xlink:href="http://www.cs.rit.edu/~robotlab/TestRobotLab1">http://www.cs.rit.edu/~robotlab/TestRobotLab1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estRobotLab2</text:p>
          </table:table-cell>
          <table:table-cell office:value-type="float" office:value="2795" table:style-name="ce1">
            <text:p>2795</text:p>
          </table:table-cell>
          <table:table-cell office:value-type="float" office:value="438" table:style-name="ce1">
            <text:p>438</text:p>
          </table:table-cell>
          <table:table-cell office:value-type="float" office:value="91.676000000000002" table:style-name="ce6">
            <text:p>91.676</text:p>
          </table:table-cell>
          <table:table-cell office:value-type="float" office:value="32.865600000000001" table:style-name="ce6">
            <text:p>32.8656</text:p>
          </table:table-cell>
          <table:table-cell office:value-type="string" table:style-name="ce2">
            <text:p>W</text:p>
          </table:table-cell>
          <table:table-cell office:value-type="string" table:style-name="ce2">
            <text:p>http://www.cs.rit.edu/~robotlab/TestRobotLab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7">
            <text:p>Stair2OppNorthRight</text:p>
          </table:table-cell>
          <table:table-cell office:value-type="float" office:value="530" table:style-name="ce1">
            <text:p>530</text:p>
          </table:table-cell>
          <table:table-cell office:value-type="float" office:value="328" table:style-name="ce1">
            <text:p>328</text:p>
          </table:table-cell>
          <table:table-cell office:value-type="float" office:value="17.384" table:formula="msoxl:=(B73*0.0328)" table:style-name="ce1">
            <text:p>17.384</text:p>
          </table:table-cell>
          <table:table-cell office:value-type="float" office:value="36.473600000000005" table:formula="msoxl:=(1440-C73)*0.0328" table:style-name="ce1">
            <text:p>36.4736</text:p>
          </table:table-cell>
          <table:table-cell office:value-type="string" table:style-name="ce2">
            <text:p>N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office:value-type="string" table:style-name="ce7">
            <text:p>Kitchen3572OppEastTop</text:p>
          </table:table-cell>
          <table:table-cell office:value-type="float" office:value="540" table:style-name="ce1">
            <text:p>540</text:p>
          </table:table-cell>
          <table:table-cell office:value-type="float" office:value="338" table:style-name="ce1">
            <text:p>338</text:p>
          </table:table-cell>
          <table:table-cell office:value-type="float" office:value="17.712" table:formula="msoxl:=(B74*0.0328)" table:style-name="ce1">
            <text:p>17.712</text:p>
          </table:table-cell>
          <table:table-cell office:value-type="float" office:value="36.145600000000002" table:formula="msoxl:=(1440-C74)*0.0328" table:style-name="ce1">
            <text:p>36.1456</text:p>
          </table:table-cell>
          <table:table-cell office:value-type="string" table:style-name="ce2">
            <text:p>E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office:value-type="string" table:style-name="ce1">
            <text:p>Ofc3675OppSouthRight</text:p>
          </table:table-cell>
          <table:table-cell office:value-type="float" office:value="528" table:style-name="ce1">
            <text:p>528</text:p>
          </table:table-cell>
          <table:table-cell office:value-type="float" office:value="950" table:style-name="ce1">
            <text:p>950</text:p>
          </table:table-cell>
          <table:table-cell office:value-type="float" office:value="17.3184" table:formula="msoxl:=(B75*0.0328)" table:style-name="ce1">
            <text:p>17.3184</text:p>
          </table:table-cell>
          <table:table-cell office:value-type="float" office:value="16.072000000000003" table:formula="msoxl:=(1440-C75)*0.0328" table:style-name="ce1">
            <text:p>16.072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office:value-type="string" table:style-name="ce1">
            <text:p>BreakOut5OppEastBottom</text:p>
          </table:table-cell>
          <table:table-cell office:value-type="float" office:value="539" table:style-name="ce1">
            <text:p>539</text:p>
          </table:table-cell>
          <table:table-cell office:value-type="float" office:value="939" table:style-name="ce1">
            <text:p>939</text:p>
          </table:table-cell>
          <table:table-cell office:value-type="float" office:value="17.679200000000002" table:formula="msoxl:=(B76*0.0328)" table:style-name="ce1">
            <text:p>17.6792</text:p>
          </table:table-cell>
          <table:table-cell office:value-type="float" office:value="16.4328" table:formula="msoxl:=(1440-C76)*0.0328" table:style-name="ce1">
            <text:p>16.4328</text:p>
          </table:table-cell>
          <table:table-cell office:value-type="string" table:style-name="ce2">
            <text:p>E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office:value-type="string" table:style-name="ce1">
            <text:p>Breakout5WestMid</text:p>
          </table:table-cell>
          <table:table-cell office:value-type="float" office:value="603" table:style-name="ce1">
            <text:p>603</text:p>
          </table:table-cell>
          <table:table-cell office:value-type="float" office:value="877" table:style-name="ce1">
            <text:p>877</text:p>
          </table:table-cell>
          <table:table-cell office:value-type="float" office:value="19.778400000000001" table:formula="msoxl:=(B77*0.0328)" table:style-name="ce1">
            <text:p>19.7784</text:p>
          </table:table-cell>
          <table:table-cell office:value-type="float" office:value="18.4664" table:formula="msoxl:=(1440-C77)*0.0328" table:style-name="ce1">
            <text:p>18.4664</text:p>
          </table:table-cell>
          <table:table-cell office:value-type="string" table:style-name="ce2">
            <text:p>W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office:value-type="string" table:style-name="ce1">
            <text:p>Kitchen3572Gate</text:p>
          </table:table-cell>
          <table:table-cell office:value-type="float" office:value="604" table:style-name="ce1">
            <text:p>604</text:p>
          </table:table-cell>
          <table:table-cell office:value-type="float" office:value="421" table:style-name="ce1">
            <text:p>421</text:p>
          </table:table-cell>
          <table:table-cell office:value-type="float" office:value="19.811200000000003" table:formula="msoxl:=(B78*0.0328)" table:style-name="ce1">
            <text:p>19.8112</text:p>
          </table:table-cell>
          <table:table-cell office:value-type="float" office:value="33.423200000000001" table:formula="msoxl:=(1440-C78)*0.0328" table:style-name="ce1">
            <text:p>33.4232</text:p>
          </table:table-cell>
          <table:table-cell office:value-type="string" table:style-name="ce2">
            <text:p>W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office:value-type="string" table:style-name="ce1">
            <text:p>Breakout1Gate</text:p>
          </table:table-cell>
          <table:table-cell office:value-type="float" office:value="732" table:style-name="ce1">
            <text:p>732</text:p>
          </table:table-cell>
          <table:table-cell office:value-type="float" office:value="326" table:style-name="ce1">
            <text:p>326</text:p>
          </table:table-cell>
          <table:table-cell office:value-type="float" office:value="24.009600000000002" table:formula="msoxl:=(B79*0.0328)" table:style-name="ce1">
            <text:p>24.0096</text:p>
          </table:table-cell>
          <table:table-cell office:value-type="float" office:value="36.539200000000001" table:formula="msoxl:=(1440-C79)*0.0328" table:style-name="ce1">
            <text:p>36.5392</text:p>
          </table:table-cell>
          <table:table-cell office:value-type="string" table:style-name="ce2">
            <text:p>N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office:value-type="string" table:style-name="ce1">
            <text:p>Breakout5Gate</text:p>
          </table:table-cell>
          <table:table-cell office:value-type="float" office:value="730" table:style-name="ce1">
            <text:p>730</text:p>
          </table:table-cell>
          <table:table-cell office:value-type="float" office:value="953" table:style-name="ce1">
            <text:p>953</text:p>
          </table:table-cell>
          <table:table-cell office:value-type="float" office:value="23.944000000000003" table:formula="msoxl:=(B80*0.0328)" table:style-name="ce1">
            <text:p>23.944</text:p>
          </table:table-cell>
          <table:table-cell office:value-type="float" office:value="15.973600000000001" table:formula="msoxl:=(1440-C80)*0.0328" table:style-name="ce1">
            <text:p>15.9736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office:value-type="string" table:style-name="ce1">
            <text:p>Class3435N</text:p>
          </table:table-cell>
          <table:table-cell office:value-type="float" office:value="2841" table:style-name="ce1">
            <text:p>2841</text:p>
          </table:table-cell>
          <table:table-cell office:value-type="float" office:value="1015" table:style-name="ce1">
            <text:p>1015</text:p>
          </table:table-cell>
          <table:table-cell office:value-type="float" office:value="93.18480000000001" table:formula="msoxl:=(B81*0.0328)" table:style-name="ce1">
            <text:p>93.1848</text:p>
          </table:table-cell>
          <table:table-cell office:value-type="float" office:value="13.940000000000001" table:formula="msoxl:=(1440-C81)*0.0328" table:style-name="ce1">
            <text:p>13.94</text:p>
          </table:table-cell>
          <table:table-cell office:value-type="string" table:style-name="ce2">
            <text:p>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Class3435S</text:p>
          </table:table-cell>
          <table:table-cell office:value-type="float" office:value="2613" table:style-name="ce1">
            <text:p>2613</text:p>
          </table:table-cell>
          <table:table-cell office:value-type="float" office:value="1015" table:style-name="ce1">
            <text:p>1015</text:p>
          </table:table-cell>
          <table:table-cell office:value-type="float" office:value="85.706400000000002" table:formula="msoxl:=(B82*0.0328)" table:style-name="ce1">
            <text:p>85.7064</text:p>
          </table:table-cell>
          <table:table-cell office:value-type="float" office:value="13.940000000000001" table:formula="msoxl:=(1440-C82)*0.0328" table:style-name="ce1">
            <text:p>13.94</text:p>
          </table:table-cell>
          <table:table-cell office:value-type="string" table:style-name="ce2">
            <text:p>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7">
            <text:p>Class3445</text:p>
          </table:table-cell>
          <table:table-cell office:value-type="float" office:value="2358" table:style-name="ce1">
            <text:p>2358</text:p>
          </table:table-cell>
          <table:table-cell office:value-type="float" office:value="1014" table:style-name="ce1">
            <text:p>1014</text:p>
          </table:table-cell>
          <table:table-cell office:value-type="float" office:value="77.342400000000012" table:formula="msoxl:=(B83*0.0328)" table:style-name="ce1">
            <text:p>77.3424</text:p>
          </table:table-cell>
          <table:table-cell office:value-type="float" office:value="13.972800000000001" table:formula="msoxl:=(1440-C83)*0.0328" table:style-name="ce1">
            <text:p>13.9728</text:p>
          </table:table-cell>
          <table:table-cell office:value-type="string" table:style-name="ce2">
            <text:p>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Class3455</text:p>
          </table:table-cell>
          <table:table-cell office:value-type="float" office:value="2106" table:style-name="ce1">
            <text:p>2106</text:p>
          </table:table-cell>
          <table:table-cell office:value-type="float" office:value="1014" table:style-name="ce1">
            <text:p>1014</text:p>
          </table:table-cell>
          <table:table-cell office:value-type="float" office:value="69.076800000000006" table:formula="msoxl:=(B84*0.0328)" table:style-name="ce1">
            <text:p>69.0768</text:p>
          </table:table-cell>
          <table:table-cell office:value-type="float" office:value="13.972800000000001" table:formula="msoxl:=(1440-C84)*0.0328" table:style-name="ce1">
            <text:p>13.9728</text:p>
          </table:table-cell>
          <table:table-cell office:value-type="string" table:style-name="ce2">
            <text:p>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Pres3410SouthRight</text:p>
          </table:table-cell>
          <table:table-cell office:value-type="float" office:value="2780" table:style-name="ce1">
            <text:p>2780</text:p>
          </table:table-cell>
          <table:table-cell office:value-type="float" office:value="951" table:style-name="ce1">
            <text:p>951</text:p>
          </table:table-cell>
          <table:table-cell office:value-type="float" office:value="91.184000000000012" table:formula="msoxl:=(B85*0.0328)" table:style-name="ce1">
            <text:p>91.184</text:p>
          </table:table-cell>
          <table:table-cell office:value-type="float" office:value="16.039200000000001" table:formula="msoxl:=(1440-C85)*0.0328" table:style-name="ce1">
            <text:p>16.0392</text:p>
          </table:table-cell>
          <table:table-cell office:value-type="string" table:style-name="ce2">
            <text:p>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DSL3600EastBottom</text:p>
          </table:table-cell>
          <table:table-cell office:value-type="float" office:value="2232" table:style-name="ce1">
            <text:p>2232</text:p>
          </table:table-cell>
          <table:table-cell office:value-type="float" office:value="939" table:style-name="ce1">
            <text:p>939</text:p>
          </table:table-cell>
          <table:table-cell office:value-type="float" office:value="73.209600000000009" table:formula="msoxl:=(B86*0.0328)" table:style-name="ce1">
            <text:p>73.2096</text:p>
          </table:table-cell>
          <table:table-cell office:value-type="float" office:value="16.4328" table:formula="msoxl:=(1440-C86)*0.0328" table:style-name="ce1">
            <text:p>16.4328</text:p>
          </table:table-cell>
          <table:table-cell office:value-type="string" table:style-name="ce2">
            <text:p>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TechArea3450SouthLeft</text:p>
          </table:table-cell>
          <table:table-cell office:value-type="float" office:value="2296" table:style-name="ce1">
            <text:p>2296</text:p>
          </table:table-cell>
          <table:table-cell office:value-type="float" office:value="950" table:style-name="ce1">
            <text:p>950</text:p>
          </table:table-cell>
          <table:table-cell office:value-type="float" office:value="75.308800000000005" table:formula="msoxl:=(B87*0.0328)" table:style-name="ce1">
            <text:p>75.3088</text:p>
          </table:table-cell>
          <table:table-cell office:value-type="float" office:value="16.072000000000003" table:formula="msoxl:=(1440-C87)*0.0328" table:style-name="ce1">
            <text:p>16.072</text:p>
          </table:table-cell>
          <table:table-cell office:value-type="string" table:style-name="ce2">
            <text:p>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Lab3400EastMid</text:p>
          </table:table-cell>
          <table:table-cell office:value-type="float" office:value="2836" table:style-name="ce1">
            <text:p>2836</text:p>
          </table:table-cell>
          <table:table-cell office:value-type="float" office:value="638" table:style-name="ce1">
            <text:p>638</text:p>
          </table:table-cell>
          <table:table-cell office:value-type="float" office:value="93.020800000000008" table:formula="msoxl:=(B88*0.0328)" table:style-name="ce1">
            <text:p>93.0208</text:p>
          </table:table-cell>
          <table:table-cell office:value-type="float" office:value="26.305600000000002" table:formula="msoxl:=(1440-C88)*0.0328" table:style-name="ce1">
            <text:p>26.3056</text:p>
          </table:table-cell>
          <table:table-cell office:value-type="string" table:style-name="ce2">
            <text:p>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MacRoom3430NorthLeft</text:p>
          </table:table-cell>
          <table:table-cell office:value-type="float" office:value="2296" table:style-name="ce1">
            <text:p>2296</text:p>
          </table:table-cell>
          <table:table-cell office:value-type="float" office:value="326" table:style-name="ce1">
            <text:p>326</text:p>
          </table:table-cell>
          <table:table-cell office:value-type="float" office:value="75.308800000000005" table:formula="msoxl:=(B89*0.0328)" table:style-name="ce1">
            <text:p>75.3088</text:p>
          </table:table-cell>
          <table:table-cell office:value-type="float" office:value="36.539200000000001" table:formula="msoxl:=(1440-C89)*0.0328" table:style-name="ce1">
            <text:p>36.5392</text:p>
          </table:table-cell>
          <table:table-cell office:value-type="string" table:style-name="ce2">
            <text:p>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MacRoom3430NorthLeftMid</text:p>
          </table:table-cell>
          <table:table-cell office:value-type="float" office:value="2398" table:style-name="ce1">
            <text:p>2398</text:p>
          </table:table-cell>
          <table:table-cell office:value-type="float" office:value="322" table:style-name="ce1">
            <text:p>322</text:p>
          </table:table-cell>
          <table:table-cell office:value-type="float" office:value="78.65440000000001" table:formula="msoxl:=(B90*0.0328)" table:style-name="ce1">
            <text:p>78.6544</text:p>
          </table:table-cell>
          <table:table-cell office:value-type="float" office:value="36.670400000000001" table:formula="msoxl:=(1440-C90)*0.0328" table:style-name="ce1">
            <text:p>36.6704</text:p>
          </table:table-cell>
          <table:table-cell office:value-type="string" table:style-name="ce2">
            <text:p>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MacRoom3430WestTop</text:p>
          </table:table-cell>
          <table:table-cell office:value-type="float" office:value="2287" table:style-name="ce1">
            <text:p>2287</text:p>
          </table:table-cell>
          <table:table-cell office:value-type="float" office:value="338" table:style-name="ce1">
            <text:p>338</text:p>
          </table:table-cell>
          <table:table-cell office:value-type="float" office:value="75.013600000000011" table:formula="msoxl:=(B91*0.0328)" table:style-name="ce1">
            <text:p>75.0136</text:p>
          </table:table-cell>
          <table:table-cell office:value-type="float" office:value="36.145600000000002" table:formula="msoxl:=(1440-C91)*0.0328" table:style-name="ce1">
            <text:p>36.1456</text:p>
          </table:table-cell>
          <table:table-cell office:value-type="string" table:style-name="ce2">
            <text:p>W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Lab3500NorthRight</text:p>
          </table:table-cell>
          <table:table-cell office:value-type="float" office:value="2225" table:style-name="ce1">
            <text:p>2225</text:p>
          </table:table-cell>
          <table:table-cell office:value-type="float" office:value="327" table:style-name="ce1">
            <text:p>327</text:p>
          </table:table-cell>
          <table:table-cell office:value-type="float" office:value="72.98" table:formula="msoxl:=(B92*0.0328)" table:style-name="ce1">
            <text:p>72.98</text:p>
          </table:table-cell>
          <table:table-cell office:value-type="float" office:value="36.506400000000006" table:formula="msoxl:=(1440-C92)*0.0328" table:style-name="ce1">
            <text:p>36.5064</text:p>
          </table:table-cell>
          <table:table-cell office:value-type="string" table:style-name="ce2">
            <text:p>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ElevOpp3405</text:p>
          </table:table-cell>
          <table:table-cell office:value-type="float" office:value="2628" table:style-name="ce1">
            <text:p>2628</text:p>
          </table:table-cell>
          <table:table-cell office:value-type="float" office:value="233" table:style-name="ce1">
            <text:p>233</text:p>
          </table:table-cell>
          <table:table-cell office:value-type="float" office:value="86.198400000000007" table:formula="msoxl:=(B93*0.0328)" table:style-name="ce1">
            <text:p>86.1984</text:p>
          </table:table-cell>
          <table:table-cell office:value-type="float" office:value="39.589600000000004" table:formula="msoxl:=(1440-C93)*0.0328" table:style-name="ce1">
            <text:p>39.5896</text:p>
          </table:table-cell>
          <table:table-cell office:value-type="string" table:style-name="ce2">
            <text:p>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Lab3405EastMidMid</text:p>
          </table:table-cell>
          <table:table-cell office:value-type="float" office:value="2782" table:style-name="ce1">
            <text:p>2782</text:p>
          </table:table-cell>
          <table:table-cell office:value-type="float" office:value="388" table:style-name="ce1">
            <text:p>388</text:p>
          </table:table-cell>
          <table:table-cell office:value-type="float" office:value="91.249600000000001" table:formula="msoxl:=(B94*0.0328)" table:style-name="ce1">
            <text:p>91.2496</text:p>
          </table:table-cell>
          <table:table-cell office:value-type="float" office:value="34.505600000000001" table:formula="msoxl:=(1440-C94)*0.0328" table:style-name="ce1">
            <text:p>34.5056</text:p>
          </table:table-cell>
          <table:table-cell office:value-type="string" table:style-name="ce2">
            <text:p>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Pres3410EastMid</text:p>
          </table:table-cell>
          <table:table-cell office:value-type="float" office:value="2793" table:style-name="ce1">
            <text:p>2793</text:p>
          </table:table-cell>
          <table:table-cell office:value-type="float" office:value="831" table:style-name="ce1">
            <text:p>831</text:p>
          </table:table-cell>
          <table:table-cell office:value-type="float" office:value="91.610400000000013" table:formula="msoxl:=(B95*0.0328)" table:style-name="ce1">
            <text:p>91.6104</text:p>
          </table:table-cell>
          <table:table-cell office:value-type="float" office:value="19.975200000000001" table:formula="msoxl:=(1440-C95)*0.0328" table:style-name="ce1">
            <text:p>19.9752</text:p>
          </table:table-cell>
          <table:table-cell office:value-type="string" table:style-name="ce2">
            <text:p>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Stor3M17Middle</text:p>
          </table:table-cell>
          <table:table-cell office:value-type="float" office:value="2945" table:style-name="ce1">
            <text:p>2945</text:p>
          </table:table-cell>
          <table:table-cell office:value-type="float" office:value="234" table:style-name="ce1">
            <text:p>234</text:p>
          </table:table-cell>
          <table:table-cell office:value-type="float" office:value="96.596000000000004" table:formula="msoxl:=(B96*0.0328)" table:style-name="ce1">
            <text:p>96.596</text:p>
          </table:table-cell>
          <table:table-cell office:value-type="float" office:value="39.556800000000003" table:formula="msoxl:=(1440-C96)*0.0328" table:style-name="ce1">
            <text:p>39.5568</text:p>
          </table:table-cell>
          <table:table-cell office:value-type="string" table:style-name="ce2">
            <text:p>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LeftPillarStair5E</text:p>
          </table:table-cell>
          <table:table-cell office:value-type="float" office:value="3209" table:style-name="ce1">
            <text:p>3209</text:p>
          </table:table-cell>
          <table:table-cell office:value-type="float" office:value="342" table:style-name="ce1">
            <text:p>342</text:p>
          </table:table-cell>
          <table:table-cell office:value-type="float" office:value="105.2552" table:formula="msoxl:=(B97*0.0328)" table:style-name="ce1">
            <text:p>105.2552</text:p>
          </table:table-cell>
          <table:table-cell office:value-type="float" office:value="36.014400000000002" table:formula="msoxl:=(1440-C97)*0.0328" table:style-name="ce1">
            <text:p>36.0144</text:p>
          </table:table-cell>
          <table:table-cell office:value-type="string" table:style-name="ce2">
            <text:p>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RightPillarStair5N</text:p>
          </table:table-cell>
          <table:table-cell office:value-type="float" office:value="3202" table:style-name="ce1">
            <text:p>3202</text:p>
          </table:table-cell>
          <table:table-cell office:value-type="float" office:value="335" table:style-name="ce1">
            <text:p>335</text:p>
          </table:table-cell>
          <table:table-cell office:value-type="float" office:value="105.02560000000001" table:formula="msoxl:=(B98*0.0328)" table:style-name="ce1">
            <text:p>105.0256</text:p>
          </table:table-cell>
          <table:table-cell office:value-type="float" office:value="36.244" table:formula="msoxl:=(1440-C98)*0.0328" table:style-name="ce1">
            <text:p>36.244</text:p>
          </table:table-cell>
          <table:table-cell office:value-type="string" table:style-name="ce2">
            <text:p>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LeftPillarStair5W</text:p>
          </table:table-cell>
          <table:table-cell office:value-type="float" office:value="2902" table:style-name="ce1">
            <text:p>2902</text:p>
          </table:table-cell>
          <table:table-cell office:value-type="float" office:value="345" table:style-name="ce1">
            <text:p>345</text:p>
          </table:table-cell>
          <table:table-cell office:value-type="float" office:value="95.185600000000008" table:formula="msoxl:=(B99*0.0328)" table:style-name="ce1">
            <text:p>95.1856</text:p>
          </table:table-cell>
          <table:table-cell office:value-type="float" office:value="35.916000000000004" table:formula="msoxl:=(1440-C99)*0.0328" table:style-name="ce1">
            <text:p>35.916</text:p>
          </table:table-cell>
          <table:table-cell office:value-type="string" table:style-name="ce2">
            <text:p>W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LeftPillarStair5N</text:p>
          </table:table-cell>
          <table:table-cell office:value-type="float" office:value="2908" table:style-name="ce1">
            <text:p>2908</text:p>
          </table:table-cell>
          <table:table-cell office:value-type="float" office:value="336" table:style-name="ce1">
            <text:p>336</text:p>
          </table:table-cell>
          <table:table-cell office:value-type="float" office:value="95.382400000000004" table:formula="msoxl:=(B100*0.0328)" table:style-name="ce1">
            <text:p>95.3824</text:p>
          </table:table-cell>
          <table:table-cell office:value-type="float" office:value="36.211200000000005" table:formula="msoxl:=(1440-C100)*0.0328" table:style-name="ce1">
            <text:p>36.2112</text:p>
          </table:table-cell>
          <table:table-cell office:value-type="string" table:style-name="ce2">
            <text:p>N</text:p>
          </table:table-cell>
          <table:table-cell table:number-columns-repeated="16378" table:style-name="ce1"/>
        </table:table-row>
        <table:table-row table:style-name="ro1">
          <table:table-cell table:number-columns-repeated="5" table:style-name="ce1"/>
          <table:table-cell table:style-name="ce2"/>
          <table:table-cell table:number-columns-repeated="16378" table:style-name="ce1"/>
        </table:table-row>
        <table:table-row table:number-rows-repeated="10484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Excel_BuiltIn_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1" style:display-name="Heading1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" style:display-name="Result 1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1" style:display-name="Result2 1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Zack Butler</meta:initial-creator>
    <dc:creator>Kumar Chandan</dc:creator>
    <meta:creation-date>2012-06-20T18:56:21Z</meta:creation-date>
    <dc:date>2013-05-31T20:19:41Z</dc:date>
    <meta:editing-cycles>36</meta:editing-cycles>
    <meta:editing-duration>PT49392S</meta:editing-duration>
    <meta:user-defined meta:name="AppVersion">14.0300</meta:user-defined>
    <meta:user-defined meta:name="Company">Rochester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